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svg:stroke-width="0.01cm" draw:marker-start-width="0.12cm" draw:marker-end-width="0.12cm" draw:textarea-vertical-align="middle" draw:line-distance="0.423cm"/>
    </style:style>
    <style:style style:name="gr312" style:family="graphic" style:parent-style-name="measure" style:list-style-name="L1">
      <style:graphic-properties svg:stroke-width="0.01cm" draw:marker-start-width="0.12cm" draw:marker-end-width="0.12cm" draw:textarea-vertical-align="middle" draw:line-distance="0.423cm"/>
    </style:style>
    <style:style style:name="gr313" style:family="graphic" style:parent-style-name="measure" style:list-style-name="L1">
      <style:graphic-properties svg:stroke-width="0.01cm" draw:marker-start-width="0.12cm" draw:marker-end-width="0.12cm" draw:textarea-vertical-align="middle" draw:line-distance="0.423cm"/>
    </style:style>
    <style:style style:name="gr3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318" style:family="graphic" style:parent-style-name="objectwithoutfill">
      <style:graphic-properties svg:stroke-width="0.02cm" svg:stroke-color="#ffffff" draw:marker-start-width="0.23cm" draw:marker-end-width="0.23cm" draw:fill="solid" draw:fill-color="#ffffff" draw:textarea-vertical-align="middle" fo:padding-top="0.135cm" fo:padding-bottom="0.135cm" fo:padding-left="0.26cm" fo:padding-right="0.26cm"/>
    </style:style>
    <style:style style:name="gr319" style:family="graphic" style:parent-style-name="objectwithoutfill">
      <style:graphic-properties svg:stroke-width="0.01cm" svg:stroke-color="#000000" draw:marker-start-width="0.215cm" draw:marker-end-width="0.215cm" draw:fill="none" draw:textarea-vertical-align="middle" fo:padding-top="0.13cm" fo:padding-bottom="0.13cm" fo:padding-left="0.255cm" fo:padding-right="0.255cm"/>
    </style:style>
    <style:style style:name="gr320" style:family="graphic" style:parent-style-name="standard">
      <style:graphic-properties svg:stroke-width="0.01cm" svg:stroke-color="#000000" draw:marker-start-width="0.215cm" draw:marker-end-width="0.215cm" draw:fill="solid" draw:fill-color="#ffffff" draw:textarea-horizontal-align="center" draw:textarea-vertical-align="middle" draw:auto-grow-height="false" fo:padding-top="0.13cm" fo:padding-bottom="0.13cm" fo:padding-left="0.255cm" fo:padding-right="0.255cm" fo:wrap-option="wrap" draw:shadow="hidden"/>
    </style:style>
    <style:style style:name="gr321"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draw:shadow="hidden"/>
    </style:style>
    <style:style style:name="gr3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id53 id54 id55 id56 id57">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713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name="Linux" draw:style-name="gr282" draw:text-style-name="P12" draw:layer="layout" svg:width="0.61cm" svg:height="0.72cm" svg:x="6.527cm" svg:y="4.519cm">
            <draw:image xlink:href="Pictures/10000000000000CF000000F49AEA8539.png" xlink:type="simple" xlink:show="embed" xlink:actuate="onLoad">
              <text:p/>
            </draw:image>
          </draw:frame>
          <draw:frame draw:name="Windows"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1 Apr 2015, ver3.0, rev1.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23cm" svg:y1="5.744cm" svg:x2="17.63cm" svg:y2="1.411cm">
          <text:p text:style-name="P29"><text:span text:style-name="T18">L2</text:span></text:p>
        </draw:measure>
        <draw:measure draw:name="layer3 delimiter" draw:style-name="gr312" draw:text-style-name="P29" xml:id="id50" draw:id="id50" draw:layer="layout" svg:x1="18.651cm" svg:y1="5.748cm" svg:x2="18.658cm" svg:y2="1.415cm">
          <text:p text:style-name="P29"><text:span text:style-name="T18">L3</text:span></text:p>
        </draw:measure>
        <draw:measure draw:name="vpn link" draw:style-name="gr313" draw:text-style-name="P29" xml:id="id51" draw:id="id51" draw:layer="layout" svg:x1="19.712cm" svg:y1="5.748cm" svg:x2="19.719cm" svg:y2="1.415cm">
          <text:p text:style-name="P29"><text:span text:style-name="T18">VPN</text:span></text:p>
        </draw:measure>
        <draw:frame draw:style-name="gr46" draw:text-style-name="P28" xml:id="id52" draw:id="id52" draw:layer="layout" svg:width="0.853cm" svg:height="0.278cm" svg:x="17cm" svg:y="1cm">
          <draw:text-box>
            <text:p><text:span text:style-name="T17">LAYERS</text:span></text:p>
          </draw:text-box>
        </draw:frame>
        <draw:g draw:name="Mikrotik RB/CRS1xx-RM" xml:id="id53" draw:id="id53">
          <draw:g draw:name="universal controller">
            <draw:g>
              <draw:polygon draw:style-name="gr232" draw:text-style-name="P18" draw:layer="layout" svg:width="1.001cm" svg:height="0.82cm" svg:x="13.586cm" svg:y="11.813cm" svg:viewBox="0 0 1002 821" draw:points="0,435 1,314 419,0 1002,387 1000,506 582,821">
                <text:p/>
              </draw:polygon>
              <draw:polygon draw:style-name="gr232" draw:text-style-name="P18" draw:layer="layout" svg:width="0.999cm" svg:height="0.699cm" svg:x="13.588cm" svg:y="11.813cm" svg:viewBox="0 0 1000 700" draw:points="0,314 418,0 1000,387 582,700">
                <text:p/>
              </draw:polygon>
              <draw:polygon draw:style-name="gr232" draw:text-style-name="P18" draw:layer="layout" svg:width="0.419cm" svg:height="0.433cm" svg:x="14.168cm" svg:y="12.2cm" svg:viewBox="0 0 420 434" draw:points="0,434 1,314 420,0 419,119">
                <text:p/>
              </draw:polygon>
            </draw:g>
            <draw:frame draw:style-name="gr314" draw:text-style-name="P17" draw:layer="layout" svg:width="0.671cm" svg:height="0.27cm" svg:x="13.587cm" svg:y="12.656cm">
              <draw:text-box>
                <text:p text:style-name="P4"><text:span text:style-name="T10">CTRL1</text:span></text:p>
              </draw:text-box>
            </draw:frame>
          </draw:g>
          <draw:g draw:name="ethernet">
            <draw:polygon draw:style-name="gr315" draw:text-style-name="P1" draw:layer="layout" svg:width="0.299cm" svg:height="0.299cm" svg:x="14.252cm" svg:y="12.327cm" svg:viewBox="0 0 300 300" draw:points="0,0 300,0 300,300 0,300">
              <text:p/>
            </draw:polygon>
            <draw:polygon draw:style-name="gr316" draw:text-style-name="P1" draw:layer="layout" svg:width="0.224cm" svg:height="0.214cm" svg:x="14.29cm" svg:y="12.37cm" svg:viewBox="0 0 225 215" draw:points="38,0 225,0 225,128 188,128 188,172 150,172 150,215 75,215 75,172 38,172 38,128 0,128 0,0">
              <text:p/>
            </draw:polygon>
          </draw:g>
        </draw:g>
        <draw:g draw:name="temperature" xml:id="id54" draw:id="id54">
          <draw:custom-shape draw:style-name="gr317" draw:text-style-name="P12" draw:layer="layout" svg:width="0.17cm" svg:height="0.175cm" svg:x="13.655cm" svg:y="1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2" draw:layer="layout" svg:width="0.067cm" svg:height="0.339cm" svg:x="13.706cm" svg:y="11.578cm">
            <text:p/>
            <draw:enhanced-geometry svg:viewBox="0 0 21600 21600" draw:type="rectangle" draw:enhanced-path="M 0 0 L 21600 0 21600 21600 0 21600 0 0 Z N"/>
          </draw:custom-shape>
          <draw:line draw:style-name="gr318" draw:text-style-name="P12" draw:layer="layout" svg:x1="13.71cm" svg:y1="11.915cm" svg:x2="13.767cm" svg:y2="11.915cm">
            <text:p/>
          </draw:line>
          <draw:line draw:style-name="gr319" draw:text-style-name="P12" draw:layer="layout" svg:x1="13.704cm" svg:y1="11.728cm" svg:x2="13.74cm" svg:y2="11.728cm">
            <text:p/>
          </draw:line>
          <draw:line draw:style-name="gr319" draw:text-style-name="P12" draw:layer="layout" svg:x1="13.704cm" svg:y1="11.764cm" svg:x2="13.74cm" svg:y2="11.764cm">
            <text:p/>
          </draw:line>
          <draw:line draw:style-name="gr319" draw:text-style-name="P12" draw:layer="layout" svg:x1="13.704cm" svg:y1="11.798cm" svg:x2="13.74cm" svg:y2="11.798cm">
            <text:p/>
          </draw:line>
          <draw:line draw:style-name="gr319" draw:text-style-name="P12" draw:layer="layout" svg:x1="13.704cm" svg:y1="11.834cm" svg:x2="13.74cm" svg:y2="11.834cm">
            <text:p/>
          </draw:line>
          <draw:line draw:style-name="gr319" draw:text-style-name="P12" draw:layer="layout" svg:x1="13.704cm" svg:y1="11.87cm" svg:x2="13.74cm" svg:y2="11.87cm">
            <text:p/>
          </draw:line>
          <draw:custom-shape draw:style-name="gr317" draw:text-style-name="P12" draw:layer="layout" svg:width="0.05cm" svg:height="0.05cm" svg:x="13.794cm" svg:y="11.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humidity" xml:id="id55" draw:id="id55">
          <draw:polygon draw:style-name="gr320" draw:text-style-name="P12" draw:layer="layout" svg:width="0.118cm" svg:height="0.11cm" svg:x="13.904cm" svg:y="11.575cm" svg:viewBox="0 0 119 111" draw:points="59,0 58,5 57,11 56,17 54,23 52,28 49,34 48,36 46,39 44,41 42,43 36,49 30,54 20,61 16,65 13,67 11,70 9,73 7,76 5,80 3,84 2,87 1,91 1,95 0,99 0,103 0,107 1,111 118,111 118,107 119,103 118,99 118,95 117,91 116,87 115,84 113,80 111,76 109,73 107,70 105,67 102,65 98,61 88,54 82,49 76,43 74,41 72,39 70,36 69,34 66,28 64,23 62,17 61,11 60,5">
            <text:p/>
          </draw:polygon>
          <draw:polygon draw:style-name="gr321" draw:text-style-name="P12" draw:layer="layout" svg:width="0.118cm" svg:height="0.053cm" svg:x="13.904cm" svg:y="11.682cm" svg:viewBox="0 0 119 54" draw:points="119,0 118,6 116,12 114,18 112,23 109,28 106,33 102,37 98,41 93,44 88,47 83,49 77,51 71,53 65,54 59,54 53,54 47,53 41,51 35,49 30,47 25,44 21,41 17,37 13,33 10,28 7,23 4,18 3,12 1,6 0,0">
            <text:p/>
          </draw:polygon>
          <draw:line draw:style-name="gr318" draw:text-style-name="P12" draw:layer="layout" svg:x1="13.91cm" svg:y1="11.678cm" svg:x2="14.017cm" svg:y2="11.682cm">
            <text:p/>
          </draw:line>
        </draw:g>
        <draw:g draw:name="level" xml:id="id56" draw:id="id56">
          <draw:custom-shape draw:style-name="gr317" draw:text-style-name="P12" draw:layer="layout" svg:width="0.2cm" svg:height="0.138cm" svg:x="14.107cm" svg:y="11.581cm">
            <text:p/>
            <draw:enhanced-geometry svg:viewBox="0 0 21600 21600" draw:mirror-horizontal="false" draw:mirror-vertical="false" draw:type="rectangle" draw:enhanced-path="M 0 0 L 21600 0 21600 21600 0 21600 0 0 Z N"/>
          </draw:custom-shape>
          <draw:line draw:style-name="gr318" draw:text-style-name="P12" draw:layer="layout" svg:x1="14.099cm" svg:y1="11.577cm" svg:x2="14.319cm" svg:y2="11.577cm">
            <text:p/>
          </draw:line>
          <draw:line draw:style-name="gr319" draw:text-style-name="P12" draw:layer="layout" svg:x1="14.108cm" svg:y1="11.639cm" svg:x2="14.304cm" svg:y2="11.639cm">
            <text:p/>
          </draw:line>
        </draw:g>
        <draw:g xml:id="id57" draw:id="id57">
          <draw:g draw:name="telephone central">
            <draw:g>
              <draw:polygon draw:style-name="gr232" draw:text-style-name="P18" draw:layer="layout" svg:width="1.002cm" svg:height="0.946cm" svg:x="15.486cm" svg:y="11.681cm" svg:viewBox="0 0 1003 947" draw:points="0,561 1,314 418,0 1003,390 1000,632 582,947">
                <text:p/>
              </draw:polygon>
              <draw:polygon draw:style-name="gr232" draw:text-style-name="P18" draw:layer="layout" svg:width="0.999cm" svg:height="0.699cm" svg:x="15.488cm" svg:y="11.683cm" svg:viewBox="0 0 1000 700" draw:points="0,314 418,0 1000,387 582,700">
                <text:p/>
              </draw:polygon>
              <draw:polygon draw:style-name="gr232" draw:text-style-name="P18" draw:layer="layout" svg:width="0.417cm" svg:height="0.315cm" svg:x="16.068cm" svg:y="12.312cm" svg:viewBox="0 0 418 316" draw:points="0,316 5,68 418,0 418,3">
                <text:p/>
              </draw:polygon>
              <draw:polygon draw:style-name="gr322" draw:text-style-name="P2" draw:layer="layout" svg:width="0.187cm" svg:height="0.169cm" svg:x="15.523cm" svg:y="12.172cm" svg:viewBox="0 0 188 170" draw:points="0,45 2,0 188,123 187,170">
                <text:p/>
              </draw:polygon>
              <draw:polygon draw:style-name="gr323" draw:text-style-name="P2" draw:layer="layout" svg:width="0.187cm" svg:height="0.169cm" svg:x="15.523cm" svg:y="12.072cm" svg:viewBox="0 0 188 170" draw:points="0,45 2,0 188,123 187,170">
                <text:p/>
              </draw:polygon>
              <draw:polygon draw:style-name="gr324" draw:text-style-name="P2" draw:layer="layout" svg:width="0.187cm" svg:height="0.169cm" svg:x="15.823cm" svg:y="12.372cm" svg:viewBox="0 0 188 170" draw:points="0,45 2,0 188,123 187,170">
                <text:p/>
              </draw:polygon>
              <draw:polygon draw:style-name="gr325" draw:text-style-name="P2" draw:layer="layout" svg:width="0.187cm" svg:height="0.169cm" svg:x="15.823cm" svg:y="12.272cm" svg:viewBox="0 0 188 170" draw:points="0,45 2,0 188,123 187,170">
                <text:p/>
              </draw:polygon>
            </draw:g>
            <draw:frame draw:style-name="gr326" draw:text-style-name="P17" draw:layer="layout" svg:width="0.629cm" svg:height="0.467cm" svg:x="15.487cm" svg:y="12.65cm">
              <draw:text-box>
                <text:p text:style-name="P4"><text:span text:style-name="T10">TC1</text:span></text:p>
                <text:p text:style-name="P4"><text:span text:style-name="T10">HiPath</text:span></text:p>
              </draw:text-box>
            </draw:frame>
          </draw:g>
          <draw:g draw:name="ethernet">
            <draw:polygon draw:style-name="gr327" draw:text-style-name="P1" draw:layer="layout" svg:width="0.299cm" svg:height="0.299cm" svg:x="16.252cm" svg:y="11.911cm" svg:viewBox="0 0 300 300" draw:points="0,0 300,0 300,300 0,300">
              <text:p/>
            </draw:polygon>
            <draw:polygon draw:style-name="gr328" draw:text-style-name="P1" draw:layer="layout" svg:width="0.224cm" svg:height="0.214cm" svg:x="16.29cm" svg:y="11.954cm" svg:viewBox="0 0 225 215" draw:points="38,0 225,0 225,128 188,128 188,172 150,172 150,215 75,215 75,172 38,172 38,128 0,128 0,0">
              <text:p/>
            </draw:polygon>
          </draw:g>
          <draw:g draw:name="usb2">
            <draw:custom-shape draw:style-name="gr329" draw:text-style-name="P1" draw:layer="layout" svg:width="0.347cm" svg:height="0.263cm" svg:x="16.291cm" svg:y="12.304cm">
              <text:p/>
              <draw:enhanced-geometry svg:viewBox="0 0 21600 21600" draw:type="rectangle" draw:enhanced-path="M 0 0 L 21600 0 21600 21600 0 21600 0 0 Z N"/>
            </draw:custom-shape>
            <draw:custom-shape draw:style-name="gr330" draw:text-style-name="P1" draw:layer="layout" svg:width="0.06cm" svg:height="0.065cm" svg:x="16.451cm" svg:y="12.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1" draw:text-style-name="P1" draw:layer="layout" svg:x1="16.171cm" svg:y1="12.437cm" svg:x2="16.643cm" svg:y2="12.437cm">
              <text:p/>
            </draw:line>
            <draw:custom-shape draw:style-name="gr332" draw:text-style-name="P1" draw:layer="layout" svg:width="0.085cm" svg:height="0.076cm" draw:transform="rotate (1.5707963267949) translate (16.641cm 12.4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3" draw:text-style-name="P1" draw:layer="layout" svg:width="0.063cm" svg:height="0.064cm" svg:x="16.523cm" svg:y="12.523cm">
              <text:p/>
              <draw:enhanced-geometry svg:viewBox="0 0 21600 21600" draw:type="rectangle" draw:enhanced-path="M 0 0 L 21600 0 21600 21600 0 21600 0 0 Z N"/>
            </draw:custom-shape>
            <draw:line draw:style-name="gr334" draw:text-style-name="P1" draw:layer="layout" svg:x1="16.361cm" svg:y1="12.319cm" svg:x2="16.285cm" svg:y2="12.436cm">
              <text:p/>
            </draw:line>
            <draw:line draw:style-name="gr335" draw:text-style-name="P1" draw:layer="layout" svg:x1="16.357cm" svg:y1="12.319cm" svg:x2="16.463cm" svg:y2="12.319cm">
              <text:p/>
            </draw:line>
            <draw:line draw:style-name="gr336" draw:text-style-name="P1" draw:layer="layout" svg:x1="16.417cm" svg:y1="12.558cm" svg:x2="16.341cm" svg:y2="12.441cm">
              <text:p/>
            </draw:line>
            <draw:line draw:style-name="gr337" draw:text-style-name="P1" draw:layer="layout" svg:x1="16.412cm" svg:y1="12.555cm" svg:x2="16.538cm" svg:y2="12.554cm">
              <text:p/>
            </draw:line>
            <draw:custom-shape draw:style-name="gr338" draw:text-style-name="P1" draw:layer="layout" svg:width="0.058cm" svg:height="0.065cm" svg:x="16.117cm" svg:y="12.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5" draw:display-name="Hatching 5"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5-14T10:38:14.335237126</dc:date>
    <meta:editing-duration>PT9H34M34S</meta:editing-duration>
    <meta:editing-cycles>103</meta:editing-cycles>
    <meta:generator>LibreOffice/4.2.7.2$Linux_x86 LibreOffice_project/420m0$Build-2</meta:generator>
    <meta:document-statistic meta:object-count="516"/>
  </office:meta>
</office:document-meta>
</file>